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IR1</text:p>
          </table:table-cell>
          <table:table-cell office:value-type="string" calcext:value-type="string">
            <text:p>IR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1.112" calcext:value-type="float">
            <text:p>751.112</text:p>
          </table:table-cell>
          <table:table-cell office:value-type="float" office:value="760.512" calcext:value-type="float">
            <text:p>760.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4.478" calcext:value-type="float">
            <text:p>514.478</text:p>
          </table:table-cell>
          <table:table-cell office:value-type="float" office:value="527.378" calcext:value-type="float">
            <text:p>527.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4.194" calcext:value-type="float">
            <text:p>394.194</text:p>
          </table:table-cell>
          <table:table-cell office:value-type="float" office:value="408.682" calcext:value-type="float">
            <text:p>408.6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9.922" calcext:value-type="float">
            <text:p>319.922</text:p>
          </table:table-cell>
          <table:table-cell office:value-type="float" office:value="339.194" calcext:value-type="float">
            <text:p>339.1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94.61" calcext:value-type="float">
            <text:p>294.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4.514" calcext:value-type="float">
            <text:p>244.514</text:p>
          </table:table-cell>
          <table:table-cell office:value-type="float" office:value="261.37" calcext:value-type="float">
            <text:p>261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1.61" calcext:value-type="float">
            <text:p>221.61</text:p>
          </table:table-cell>
          <table:table-cell office:value-type="float" office:value="232.546" calcext:value-type="float">
            <text:p>232.5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.834" calcext:value-type="float">
            <text:p>202.834</text:p>
          </table:table-cell>
          <table:table-cell office:value-type="float" office:value="208.932" calcext:value-type="float">
            <text:p>208.9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8.538" calcext:value-type="float">
            <text:p>188.538</text:p>
          </table:table-cell>
          <table:table-cell office:value-type="float" office:value="187.64" calcext:value-type="float">
            <text:p>187.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.734" calcext:value-type="float">
            <text:p>174.734</text:p>
          </table:table-cell>
          <table:table-cell office:value-type="float" office:value="171.754" calcext:value-type="float">
            <text:p>171.7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.976" calcext:value-type="float">
            <text:p>164.976</text:p>
          </table:table-cell>
          <table:table-cell office:value-type="float" office:value="160.102" calcext:value-type="float">
            <text:p>160.1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.082" calcext:value-type="float">
            <text:p>156.082</text:p>
          </table:table-cell>
          <table:table-cell office:value-type="float" office:value="149.704" calcext:value-type="float">
            <text:p>149.7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.598" calcext:value-type="float">
            <text:p>149.598</text:p>
          </table:table-cell>
          <table:table-cell office:value-type="float" office:value="142.116" calcext:value-type="float">
            <text:p>142.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.994" calcext:value-type="float">
            <text:p>140.994</text:p>
          </table:table-cell>
          <table:table-cell office:value-type="float" office:value="136.202" calcext:value-type="float">
            <text:p>136.2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4.856" calcext:value-type="float">
            <text:p>134.856</text:p>
          </table:table-cell>
          <table:table-cell office:value-type="float" office:value="134.12" calcext:value-type="float">
            <text:p>134.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7.9" calcext:value-type="float">
            <text:p>127.9</text:p>
          </table:table-cell>
          <table:table-cell office:value-type="float" office:value="130.466" calcext:value-type="float">
            <text:p>130.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0:58:22.361716332</meta:creation-date>
    <dc:date>2019-05-18T01:11:23.984031693</dc:date>
    <meta:editing-duration>PT13M2S</meta:editing-duration>
    <meta:editing-cycles>1</meta:editing-cycles>
    <meta:document-statistic meta:table-count="1" meta:cell-count="51" meta:object-count="0"/>
    <meta:generator>LibreOffice/5.1.6.2$Linux_X86_64 LibreOffice_project/10m0$Build-2</meta:generator>
  </office:meta>
</office:document-meta>
</file>